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5" style:parent-style-name="ListParagraph" style:list-style-name="LFO2" style:family="paragraph"/>
    <style:style style:name="P6" style:parent-style-name="ListParagraph" style:list-style-name="LFO2" style:family="paragraph"/>
    <style:style style:name="P7" style:parent-style-name="ListParagraph" style:list-style-name="LFO2" style:family="paragraph"/>
    <style:style style:name="P8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1" style:parent-style-name="ListParagraph" style:list-style-name="LFO3" style:family="paragraph"/>
    <style:style style:name="P12" style:parent-style-name="ListParagraph" style:list-style-name="LFO3" style:family="paragraph"/>
    <style:style style:name="P13" style:parent-style-name="ListParagraph" style:list-style-name="LFO3" style:family="paragraph"/>
    <style:style style:name="P14" style:parent-style-name="ListParagraph" style:list-style-name="LFO3" style:family="paragraph"/>
    <style:style style:name="P15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8" style:parent-style-name="ListParagraph" style:list-style-name="LFO4" style:family="paragraph"/>
    <style:style style:name="P19" style:parent-style-name="ListParagraph" style:list-style-name="LFO4" style:family="paragraph"/>
    <style:style style:name="P20" style:parent-style-name="ListParagraph" style:list-style-name="LFO4" style:family="paragraph"/>
    <style:style style:name="P21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2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3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4" style:parent-style-name="ListParagraph" style:list-style-name="LFO5" style:family="paragraph"/>
    <style:style style:name="P25" style:parent-style-name="ListParagraph" style:list-style-name="LFO5" style:family="paragraph"/>
    <style:style style:name="P26" style:parent-style-name="ListParagraph" style:list-style-name="LFO5" style:family="paragraph"/>
    <style:style style:name="P27" style:parent-style-name="ListParagraph" style:list-style-name="LFO5" style:family="paragraph"/>
    <style:style style:name="P28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9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0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1" style:parent-style-name="ListParagraph" style:list-style-name="LFO6" style:family="paragraph"/>
    <style:style style:name="P32" style:parent-style-name="ListParagraph" style:list-style-name="LFO6" style:family="paragraph"/>
    <style:style style:name="P33" style:parent-style-name="ListParagraph" style:list-style-name="LFO6" style:family="paragraph"/>
    <style:style style:name="P34" style:parent-style-name="ListParagraph" style:list-style-name="LFO6" style:family="paragraph"/>
    <style:style style:name="P35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6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7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8" style:parent-style-name="ListParagraph" style:list-style-name="LFO8" style:family="paragraph"/>
    <style:style style:name="P39" style:parent-style-name="ListParagraph" style:list-style-name="LFO8" style:family="paragraph"/>
    <style:style style:name="P40" style:parent-style-name="ListParagraph" style:list-style-name="LFO8" style:family="paragraph"/>
    <style:style style:name="P41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2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3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4" style:parent-style-name="ListParagraph" style:list-style-name="LFO9" style:family="paragraph"/>
    <style:style style:name="P45" style:parent-style-name="ListParagraph" style:list-style-name="LFO9" style:family="paragraph"/>
    <style:style style:name="P46" style:parent-style-name="ListParagraph" style:list-style-name="LFO9" style:family="paragraph"/>
    <style:style style:name="P47" style:parent-style-name="ListParagraph" style:list-style-name="LFO9" style:family="paragraph"/>
  </office:automatic-styles>
  <office:body>
    <office:text text:use-soft-page-breaks="true">
      <text:p text:style-name="P1">Weekly Project Plan</text:p>
      <text:p text:style-name="P2"/>
      <text:p text:style-name="P3">Week 5:<text:s/></text:p>
      <text:p text:style-name="P4"/>
      <text:list text:style-name="LFO2" text:continue-numbering="true">
        <text:list-item>
          <text:p text:style-name="P5">Update Diagrams<text:s/></text:p>
        </text:list-item>
        <text:list-item>
          <text:p text:style-name="P6">Go over previous weeks work</text:p>
        </text:list-item>
        <text:list-item>
          <text:p text:style-name="P7">Start on Java GUI<text:s/></text:p>
        </text:list-item>
      </text:list>
      <text:p text:style-name="P8"/>
      <text:p text:style-name="P9">Week 6:</text:p>
      <text:p text:style-name="P10"/>
      <text:list text:style-name="LFO3" text:continue-numbering="true">
        <text:list-item>
          <text:p text:style-name="P11">Continue work on Java GUI<text:s/></text:p>
        </text:list-item>
        <text:list-item>
          <text:p text:style-name="P12">Start on Database construction<text:s/></text:p>
        </text:list-item>
        <text:list-item>
          <text:p text:style-name="P13">Draw up first draft test plans<text:s/></text:p>
        </text:list-item>
        <text:list-item>
          <text:p text:style-name="P14">Research Testing Software</text:p>
        </text:list-item>
      </text:list>
      <text:p text:style-name="P15"/>
      <text:p text:style-name="P16">Week 7:<text:s/></text:p>
      <text:p text:style-name="P17"/>
      <text:list text:style-name="LFO4" text:continue-numbering="true">
        <text:list-item>
          <text:p text:style-name="P18">Start on Medium Fiedlity prototype</text:p>
        </text:list-item>
        <text:list-item>
          <text:p text:style-name="P19">Start on Business logic layer of program<text:s/></text:p>
        </text:list-item>
        <text:list-item>
          <text:p text:style-name="P20">Research Additional Features</text:p>
        </text:list-item>
      </text:list>
      <text:p text:style-name="P21"/>
      <text:p text:style-name="P22">Week 8:<text:s/></text:p>
      <text:p text:style-name="P23"/>
      <text:list text:style-name="LFO5" text:continue-numbering="true">
        <text:list-item>
          <text:p text:style-name="P24">Review database construction<text:s/></text:p>
        </text:list-item>
        <text:list-item>
          <text:p text:style-name="P25">Research JDBC connection<text:s/></text:p>
        </text:list-item>
        <text:list-item>
          <text:p text:style-name="P26">Continue Testing<text:s/></text:p>
        </text:list-item>
        <text:list-item>
          <text:p text:style-name="P27">Review Design/planning/Test (if needed)</text:p>
        </text:list-item>
      </text:list>
      <text:p text:style-name="P28"/>
      <text:p text:style-name="P29">Week 9:</text:p>
      <text:p text:style-name="P30"/>
      <text:list text:style-name="LFO6" text:continue-numbering="true">
        <text:list-item>
          <text:p text:style-name="P31">Start on high fiedleity prototype<text:s/></text:p>
        </text:list-item>
        <text:list-item>
          <text:p text:style-name="P32">Allow user test group to try system</text:p>
        </text:list-item>
        <text:list-item>
          <text:p text:style-name="P33">Review feedback<text:s/></text:p>
        </text:list-item>
        <text:list-item>
          <text:p text:style-name="P34">Adjust system<text:s/></text:p>
        </text:list-item>
      </text:list>
      <text:p text:style-name="P35"/>
      <text:p text:style-name="P36">Week 10:</text:p>
      <text:p text:style-name="P37"/>
      <text:list text:style-name="LFO8" text:continue-numbering="true">
        <text:list-item>
          <text:p text:style-name="P38">Start connecting parts of the system together<text:s/></text:p>
        </text:list-item>
        <text:list-item>
          <text:p text:style-name="P39">Review diagrams/specifications to match modifications made to system</text:p>
        </text:list-item>
        <text:list-item>
          <text:p text:style-name="P40">Populate database (use sample data)</text:p>
        </text:list-item>
      </text:list>
      <text:p text:style-name="P41"/>
      <text:p text:style-name="P42">Checkpoints for each week:<text:s/></text:p>
      <text:p text:style-name="P43"/>
      <text:list text:style-name="LFO9" text:continue-numbering="true">
        <text:list-item>
          <text:p text:style-name="P44">Make Milestones for the week<text:s/></text:p>
        </text:list-item>
        <text:list-item>
          <text:p text:style-name="P45">Assign work for the week (each person set goals)</text:p>
        </text:list-item>
        <text:list-item>
          <text:p text:style-name="P46">Check for problems and make sure they are addressed</text:p>
        </text:list-item>
        <text:list-item>
          <text:p text:style-name="P47">Meeting set up for the next week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style:language-asian="zh" style:country-asian="CN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ennis</meta:initial-creator>
    <dc:creator>Dennis</dc:creator>
    <meta:creation-date>2013-02-24T20:05:00Z</meta:creation-date>
    <dc:date>2013-02-24T20:16:00Z</dc:date>
    <meta:template xlink:href="Normal" xlink:type="simple"/>
    <meta:editing-cycles>2</meta:editing-cycles>
    <meta:editing-duration>PT660S</meta:editing-duration>
    <meta:document-statistic meta:page-count="1" meta:paragraph-count="1" meta:word-count="139" meta:character-count="934" meta:row-count="6" meta:non-whitespace-character-count="796"/>
  </office:meta>
</office:document-meta>
</file>